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0c5b" officeooo:paragraph-rsid="00090c5b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238e" officeooo:paragraph-rsid="0009238e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238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908de" officeooo:paragraph-rsid="000908d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90c5b" officeooo:paragraph-rsid="00090c5b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908de" officeooo:paragraph-rsid="000908de" style:font-size-asian="11pt" style:font-size-complex="11pt"/>
    </style:style>
    <style:style style:name="P17" style:family="paragraph" style:parent-style-name="Footer">
      <style:text-properties officeooo:paragraph-rsid="000e3aff"/>
    </style:style>
    <style:style style:name="T1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officeooo:rsid="000334a6"/>
    </style:style>
    <style:style style:name="T5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officeooo:rsid="00087b45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09a8ad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0d7da5" style:letter-kerning="true" style:font-name-asian="Tahoma" style:font-style-asian="normal" style:font-weight-asian="normal" style:font-name-complex="Arial1" style:text-emphasize="none"/>
    </style:style>
    <style:style style:name="T13" style:family="text">
      <style:text-properties fo:color="#008000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4" style:family="text">
      <style:text-properties officeooo:rsid="000b9296"/>
    </style:style>
    <style:style style:name="T15" style:family="text">
      <style:text-properties officeooo:rsid="000d7da5"/>
    </style:style>
    <style:style style:name="T16" style:family="text">
      <style:text-properties officeooo:rsid="00232872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4">5</text:span>-<text:span text:style-name="T7">1</text:span>.vbs</text:p>
      <text:p text:style-name="P16"><text:span text:style-name="T8">PrintSum </text:span><text:span text:style-name="T1">6</text:span><text:span text:style-name="T8">, </text:span><text:span text:style-name="T1">8</text:span></text:p>
      <text:p text:style-name="P12">PrintSum <text:span text:style-name="T2">2</text:span>, <text:span text:style-name="T2">9</text:span></text:p>
      <text:p text:style-name="P12"/>
      <text:p text:style-name="P12"><text:span text:style-name="T4">Sub</text:span> PrintSum(number1, number2)</text:p>
      <text:p text:style-name="P12"><text:s text:c="2"/><text:span text:style-name="T4">Dim</text:span> result</text:p>
      <text:p text:style-name="P12"><text:s text:c="2"/>result = number1 + number2</text:p>
      <text:p text:style-name="P12"><text:s text:c="2"/>MsgBox number1 &amp; <text:span text:style-name="T6">" + "</text:span> &amp; number2 &amp; <text:span text:style-name="T6">" = "</text:span> &amp; result</text:p>
      <text:p text:style-name="P12"><text:span text:style-name="T4">End</text:span> <text:span text:style-name="T4">Sub</text:span></text:p>
      <text:p text:style-name="P13"/>
      <text:p text:style-name="P2">–---------------------------------------------------------------------------------------------------------------------------------------------</text:p>
      <text:p text:style-name="P3"/>
      <text:p text:style-name="P3">Example<text:span text:style-name="T15">5</text:span>-<text:span text:style-name="T7">2</text:span>.vbs</text:p>
      <text:p text:style-name="P15"><text:span text:style-name="T3">Dim</text:span><text:span text:style-name="T17"> sum</text:span></text:p>
      <text:p text:style-name="P9"/>
      <text:p text:style-name="P14">'Add this to see control flow</text:p>
      <text:p text:style-name="P14">'MsgBox "Before the function call"</text:p>
      <text:p text:style-name="P5"><text:span text:style-name="T9">sum = GetSum(</text:span><text:span text:style-name="T1">5</text:span><text:span text:style-name="T9">, </text:span><text:span text:style-name="T1">7</text:span><text:span text:style-name="T9">)</text:span></text:p>
      <text:p text:style-name="P5"><text:span text:style-name="T9">MsgBox </text:span><text:span text:style-name="T5">"The result is "</text:span><text:span text:style-name="T9"> &amp; sum</text:span></text:p>
      <text:p text:style-name="P14">'MsgBox "After the function, the result is " &amp; sum</text:p>
      <text:p text:style-name="P9"/>
      <text:p text:style-name="P5"><text:span text:style-name="T3">Function</text:span><text:span text:style-name="T9"> GetSum(sum1, sum2)</text:span></text:p>
      <text:p text:style-name="P5"><text:span text:style-name="T9"><text:s/></text:span><text:span text:style-name="T13"><text:s/>'Add this to see control flow</text:span></text:p>
      <text:p text:style-name="P5"><text:span text:style-name="T9"><text:s/></text:span><text:span text:style-name="T13"><text:s/>'MsgBox "In the function"</text:span></text:p>
      <text:p text:style-name="P9"><text:s text:c="2"/>GetSum = sum1 + sum2</text:p>
      <text:p text:style-name="P5"><text:span text:style-name="T3">End</text:span><text:span text:style-name="T9"> </text:span><text:span text:style-name="T3">Function</text:span></text:p>
      <text:p text:style-name="P7"/>
      <text:p text:style-name="P8">–---------------------------------------------------------------------------------------------------------------------------------------------</text:p>
      <text:p text:style-name="P11"/>
      <text:p text:style-name="P4"><text:span text:style-name="T9">Example</text:span><text:span text:style-name="T12">5</text:span><text:span text:style-name="T9">-</text:span><text:span text:style-name="T10">3</text:span><text:span text:style-name="T9">.vbs</text:span></text:p>
      <text:p text:style-name="P6"><text:span text:style-name="T3">Dim</text:span><text:span text:style-name="T9"> a, b, result</text:span></text:p>
      <text:p text:style-name="P10"/>
      <text:p text:style-name="P6"><text:span text:style-name="T9">a = GetNumber(</text:span><text:span text:style-name="T5">"Enter first number:"</text:span><text:span text:style-name="T9">)</text:span></text:p>
      <text:p text:style-name="P6"><text:span text:style-name="T9">b = GetNumber(</text:span><text:span text:style-name="T5">"Enter second number:"</text:span><text:span text:style-name="T9">)</text:span></text:p>
      <text:p text:style-name="P10">result = a + b</text:p>
      <text:p text:style-name="P10">PrintResult result</text:p>
      <text:p text:style-name="P10"/>
      <text:p text:style-name="P6"><text:span text:style-name="T3">Sub</text:span><text:span text:style-name="T9"> PrintResult(r</text:span><text:span text:style-name="T11">es</text:span><text:span text:style-name="T9">)</text:span></text:p>
      <text:p text:style-name="P6"><text:span text:style-name="T9"><text:s text:c="2"/>MsgBox </text:span><text:span text:style-name="T5">"The result is: "</text:span><text:span text:style-name="T9"> &amp; r</text:span><text:span text:style-name="T11">es</text:span></text:p>
      <text:p text:style-name="P6"><text:span text:style-name="T3">End</text:span><text:span text:style-name="T9"> </text:span><text:span text:style-name="T3">Sub</text:span></text:p>
      <text:p text:style-name="P10"/>
      <text:p text:style-name="P6"><text:span text:style-name="T3">Function</text:span><text:span text:style-name="T9"> GetNumber(message)</text:span></text:p>
      <text:p text:style-name="P6"><text:span text:style-name="T9"><text:s text:c="2"/></text:span><text:span text:style-name="T3">Dim</text:span><text:span text:style-name="T9"> tmp</text:span></text:p>
      <text:p text:style-name="P6"><text:span text:style-name="T9"><text:s text:c="2"/></text:span><text:span text:style-name="T3">Do</text:span></text:p>
      <text:p text:style-name="P10"><text:s text:c="4"/>tmp = InputBox(message)</text:p>
      <text:p text:style-name="P6"><text:span text:style-name="T9"><text:s text:c="2"/></text:span><text:span text:style-name="T3">Loop</text:span><text:span text:style-name="T9"> </text:span><text:span text:style-name="T3">Until</text:span><text:span text:style-name="T9"> IsNumeric(tmp)</text:span></text:p>
      <text:p text:style-name="P10"><text:s text:c="2"/></text:p>
      <text:p text:style-name="P6"><text:span text:style-name="T9"><text:s text:c="2"/>GetNumber = </text:span><text:span text:style-name="T3">CInt</text:span><text:span text:style-name="T9">(tmp)</text:span></text:p>
      <text:p text:style-name="P6"><text:span text:style-name="T3">End</text:span><text:span text:style-name="T9"> </text:span><text:span text:style-name="T3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e3af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5:19.418000000</dc:date>
    <meta:editing-duration>PT5M31S</meta:editing-duration>
    <meta:editing-cycles>14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41" meta:word-count="155" meta:character-count="1234" meta:non-whitespace-character-count="1043"/>
  </office:meta>
</office:document-meta>
</file>